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<text:span text:style-name="T1">WEEK 6 - </text:span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7 – <text:span text:style-name="T3">02/11/12</text:span></text:p>
          </table:table-cell>
          <table:table-cell table:style-name="Log.A2" office:value-type="string">
            <text:p text:style-name="P8">Database is populated correctly. There are some minor bugs that shouldn't be much of a problem. Also the design of the main activity has been updated to look more like a script. Next I need to implement the filtering feature. Also look to simplify scrolling (maybe a quick scroll feature like the alphabet when searching through phone contacts?)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>04/11/12</text:p>
          </table:table-cell>
          <table:table-cell table:style-name="Log.A2" office:value-type="string">
            <text:p text:style-name="P8">Database can now filter pages based on user's selection. Look into swiping the screen to change page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7"><text:span text:style-name="T1">WEEK 8 - </text:span>08/11/12</text:p>
          </table:table-cell>
          <table:table-cell table:style-name="Log.A2" office:value-type="string">
            <text:p text:style-name="P8">OptionsActivity has been revamped to now include a Spinner to switch between “NORMAL” and “REHEARSAL” mode. Also the Help buttons are now correctly populated. Finally all the Spinners are now dynamically populated.</text:p>
            <text:p text:style-name="P8"/>
            <text:p text:style-name="P8">The “Own Lines” feature has been implemented, but is still a little buggy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7 hours</text:p>
          </table:table-cell>
        </table:table-row>
        <table:table-row>
          <table:table-cell table:style-name="Log.A2" office:value-type="string">
            <text:p text:style-name="P7">09/11/12</text:p>
          </table:table-cell>
          <table:table-cell table:style-name="Log.A2" office:value-type="string">
            <text:p text:style-name="P8">Several minor bugs fixed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><text:soft-page-break/></text:p>
            <text:p text:style-name="P7">10/11/12</text:p>
          </table:table-cell>
          <table:table-cell table:style-name="Log.A2" office:value-type="string">
            <text:p text:style-name="P8"/>
            <text:p text:style-name="P8"/>
            <text:p text:style-name="P8"><text:soft-page-break/>Statistics spinners now populated dynamically as well. When you move from MainActivity to StatsActivity, current Act and Page number is passed through</text:p>
          </table:table-cell>
          <table:table-cell table:style-name="Log.C2" office:value-type="string">
            <text:p text:style-name="P6"/>
            <text:p text:style-name="P6"/>
            <text:p text:style-name="P6"><text:soft-page-break/></text:p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>WEEK 9 – <text:span text:style-name="T3">12/11/12</text:span></text:p>
          </table:table-cell>
          <table:table-cell table:style-name="Log.A2" office:value-type="string">
            <text:p text:style-name="P8">Available acts and pages are filtered based on character selection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>18/11/12</text:p>
          </table:table-cell>
          <table:table-cell table:style-name="Log.A2" office:value-type="string">
            <text:p text:style-name="P8">Rehearsal mode is now implemented! Had to refactor the way we populate the list a little. Now we create an ArrayList of lines(Class containing character and line) as we iterate through the Cursor. I know use a custom adapter class to populate the list with the Lines data. This also means the rest of the features (prompt, stage, etc.) should now be easy to implement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>6 hours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23M16S</meta:editing-duration>
    <meta:editing-cycles>41</meta:editing-cycles>
    <meta:generator>OpenOffice.org/3.3$Win32 OpenOffice.org_project/330m20$Build-9567</meta:generator>
    <dc:date>2012-11-18T02:07:25.44</dc:date>
    <dc:creator>Daniel Muir</dc:creator>
    <meta:document-statistic meta:table-count="1" meta:image-count="0" meta:object-count="0" meta:page-count="3" meta:paragraph-count="82" meta:word-count="634" meta:character-count="3721"/>
    <meta:user-defined meta:name="Info 1"/>
    <meta:user-defined meta:name="Info 2"/>
    <meta:user-defined meta:name="Info 3"/>
    <meta:user-defined meta:name="Info 4"/>
  </office:meta>
</office:document-meta>
</file>